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text-properties officeooo:rsid="000d1116" officeooo:paragraph-rsid="000d1116"/>
    </style:style>
    <style:style style:name="P5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6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8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style:style style:name="T6" style:family="text">
      <style:text-properties officeooo:rsid="000f0f33"/>
    </style:style>
    <style:style style:name="T7" style:family="text">
      <style:text-properties officeooo:rsid="000f104d"/>
    </style:style>
    <style:style style:name="T8" style:family="text">
      <style:text-properties officeooo:rsid="000fdc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<text:span text:style-name="T6">a</text:span>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5"><text:span text:style-name="T6">b</text:span><text:span text:style-name="T2">. il sistema </text:span><text:span text:style-name="T3">mostra</text:span><text:span text:style-name="T2"> l</text:span><text:span text:style-name="T5">a form per la </text:span><text:span text:style-name="T7">scelta del piano-pasto normale</text:span><text:span text:style-name="T5"> </text:span><text:span text:style-name="T7">o alternativo</text:span><text:span text:style-name="T2">.</text:span></text:p>
            <text:p text:style-name="P3"/>
            <text:p text:style-name="P3"><text:span text:style-name="T6">c</text:span>. l'utente setta le nuove impostazioni.</text:p>
            <text:p text:style-name="P3"/>
            <text:p text:style-name="P6"><text:span text:style-name="T6">d</text:span>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96234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7">UC14: Permette ai genitori degli iscritti di modificare <text:span text:style-name="T8">il menù </text:span>dei propri fig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11</meta:editing-cycles>
    <meta:generator>LibreOffice/3.6$Windows_x86 LibreOffice_project/da8c1e6-fd468f4-454e206-f42a4a9-143cfd</meta:generator>
    <dc:date>2012-10-25T11:07:00.83</dc:date>
    <meta:document-statistic meta:table-count="1" meta:image-count="0" meta:object-count="0" meta:page-count="1" meta:paragraph-count="17" meta:word-count="113" meta:character-count="743" meta:non-whitespace-character-count="646"/>
    <meta:user-defined meta:name="Info 1"/>
    <meta:user-defined meta:name="Info 2"/>
    <meta:user-defined meta:name="Info 3"/>
    <meta:user-defined meta:name="Info 4"/>
  </office:meta>
</office:document-meta>
</file>